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8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text:enable-numbering="tru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tyle="normal" style:text-underline-style="solid" style:text-underline-width="auto" style:text-underline-color="font-color"/>
    </style:style>
    <style:style style:name="T3" style:family="text">
      <style:text-properties fo:font-style="normal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." style:num-format="1" text:start-value="5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fo:color="#000000" fo:font-size="100%"/>
      </text:list-level-style-number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Object Oriented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We live in a world of objects</text:p>
              </text:list-item>
            </text:list>
            <text:list text:style-name="L2">
              <text:list-item>
                <text:p text:id="id2" text:style-name="P5">Why not use objects as abstraction for software?</text:p>
              </text:list-item>
            </text:list>
            <text:list text:style-name="L2">
              <text:list-item>
                <text:p text:id="id3" text:style-name="P5">OO began in 1960's, wide adoption only after 20 years</text:p>
              </text:list-item>
            </text:list>
            <text:list text:style-name="L2">
              <text:list-item>
                <text:p text:id="id4" text:style-name="P5">OO is slowly replacing classical software develpment approaches</text:p>
              </text:list-item>
            </text:list>
            <text:list text:style-name="L2">
              <text:list-item>
                <text:list>
                  <text:list-item>
                    <text:p text:id="id5" text:style-name="P6">why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Advantages of OO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" text:style-name="P5">Reuse of software components</text:p>
              </text:list-item>
            </text:list>
            <text:list text:style-name="L2">
              <text:list-item>
                <text:list>
                  <text:list-item>
                    <text:p text:id="id7" text:style-name="P6">Leads to faster development and higher quality programs</text:p>
                  </text:list-item>
                </text:list>
              </text:list-item>
            </text:list>
            <text:list text:style-name="L2">
              <text:list-item>
                <text:p text:id="id8" text:style-name="P5">Easier to maintain because it structure is highly decoupled</text:p>
              </text:list-item>
            </text:list>
            <text:list text:style-name="L2">
              <text:list-item>
                <text:list>
                  <text:list-item>
                    <text:p text:id="id9" text:style-name="P6">Fewer side effects, less frustration</text:p>
                  </text:list-item>
                </text:list>
              </text:list-item>
            </text:list>
            <text:list text:style-name="L2">
              <text:list-item>
                <text:p text:id="id10" text:style-name="P5">OO systems are easier to adapt and easier to sca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Paradigm</text:p>
          </draw:text-box>
        </draw:frame>
        <draw:frame presentation:style-name="pr4" draw:text-style-name="P5" draw:layer="layout" svg:width="25.199cm" svg:height="14.207cm" svg:x="1.4cm" svg:y="4.914cm" presentation:class="outline" presentation:user-transformed="true">
          <draw:text-box>
            <text:list text:style-name="L2">
              <text:list-item>
                <text:p text:id="id11" text:style-name="P5">Term 'object-oriented' used to denote development of software using OOPL</text:p>
              </text:list-item>
            </text:list>
            <text:list text:style-name="L2">
              <text:list-item>
                <text:p text:id="id12" text:style-name="P5">Best paradigm is evolutionary and component assembly</text:p>
              </text:list-item>
            </text:list>
            <text:list text:style-name="L2">
              <text:list-item>
                <text:list>
                  <text:list-item>
                    <text:p text:id="id13" text:style-name="P6">Classes are looked up in a libr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6">If classes not fou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" text:style-name="P7">Object-oriented analysis (OOA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" text:style-name="P7">Object-oriented design (OOD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" text:style-name="P7">Object-oriented programming (OOP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" text:style-name="P7">Object-oriented testing (OOT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Concepts</text:p>
          </draw:text-box>
        </draw:frame>
        <draw:frame presentation:style-name="pr4" draw:text-style-name="P5" draw:layer="layout" svg:width="25.199cm" svg:height="14.766cm" svg:x="1.4cm" svg:y="4.914cm" presentation:class="outline" presentation:user-transformed="true">
          <draw:text-box>
            <text:list text:style-name="L2">
              <text:list-item>
                <text:p text:id="id19" text:style-name="P5">Start with a real world object: Rose</text:p>
              </text:list-item>
            </text:list>
            <text:list text:style-name="L2">
              <text:list-item>
                <text:list>
                  <text:list-item>
                    <text:p text:id="id20" text:style-name="P6">Rose is an <text:span text:style-name="T2">instance</text:span> of a <text:span text:style-name="T2">class</text:span> Fl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A set of generic <text:span text:style-name="T2">attributes</text:span><text:span text:style-name="T3"> can be associated with every object in the class Fl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2" text:style-name="P7"><text:span text:style-name="T3">name,color, scent, shape, lengt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3" text:style-name="P7"><text:span text:style-name="T3">Co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<text:span text:style-name="T3">Since Rose is a </text:span><text:span text:style-name="T2">member</text:span><text:span text:style-name="T3"> of Flower, it has all the attributes of fl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6"><text:span text:style-name="T3">Once the class has been defined, new instances can be created, each having the attributes of the origina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6" text:style-name="P5">Start with a real world object: Rose</text:p>
              </text:list-item>
            </text:list>
            <text:list text:style-name="L2">
              <text:list-item>
                <text:list>
                  <text:list-item>
                    <text:p text:id="id27" text:style-name="P6"><text:span text:style-name="T2">Operations/actions</text:span><text:span text:style-name="T3"> can be performed on every object in the class-modify attribu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8" text:style-name="P7"><text:span text:style-name="T3">Water, display, arrange, cu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7"><text:span text:style-name="T3">Tras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<text:span text:style-name="T3">Each </text:span><text:span text:style-name="T2">object</text:span><text:span text:style-name="T3"> is said to </text:span><text:span text:style-name="T2">encapsulate</text:span><text:span text:style-name="T3"> both attributes and oper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1" text:style-name="P7"><text:span text:style-name="T3">Packaged under one name, and can be reused as one specification or program compone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lasses and Objects</text:p>
          </draw:text-box>
        </draw:frame>
        <draw:frame presentation:style-name="pr4" draw:text-style-name="P5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32" text:style-name="P5">A good design should exhibit data and procedural abstractions that lead to effective modularity</text:p>
              </text:list-item>
            </text:list>
            <text:list text:style-name="L2">
              <text:list-item>
                <text:p text:id="id33" text:style-name="P5">A <text:span text:style-name="T4">class</text:span> encapsulates the data and procedural abstractions that are required to describe the content and behavior of some real world entity</text:p>
              </text:list-item>
            </text:list>
            <text:list text:style-name="L2">
              <text:list-item>
                <text:p text:id="id34" text:style-name="P5">A class is a generalized description (template, pattern,blueprint) that describes a collection of similar objec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lasses and Objec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5" text:style-name="P5">A new class can be defined from an existing class through <text:span text:style-name="T4">inheritance</text:span></text:p>
              </text:list-item>
            </text:list>
            <text:list text:style-name="L2">
              <text:list-item>
                <text:p text:id="id36" text:style-name="P5"><text:span text:style-name="T5">A </text:span><text:span text:style-name="T4">class hierarchy</text:span><text:span text:style-name="T5"> shows the relationship between clas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ttribut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7" text:style-name="P5">A binary relation between a class and a certain domain</text:p>
              </text:list-item>
            </text:list>
            <text:list text:style-name="L2">
              <text:list-item>
                <text:list>
                  <text:list-item>
                    <text:p text:id="id38" text:style-name="P6">An attribute can take on a value defined by an enumerated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6">Domain is a set of specific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7">Color : {white, red, blue, pink}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1" text:style-name="P7">May be a set of class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peratio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2" text:style-name="P5">Methods, Services</text:p>
              </text:list-item>
            </text:list>
            <text:list text:style-name="L2">
              <text:list-item>
                <text:p text:id="id43" text:style-name="P5">Algorithms that process data</text:p>
              </text:list-item>
            </text:list>
            <text:list text:style-name="L2">
              <text:list-item>
                <text:p text:id="id44" text:style-name="P5">Modules in the conventional sense</text:p>
              </text:list-item>
            </text:list>
            <text:list text:style-name="L2">
              <text:list-item>
                <text:p text:id="id45" text:style-name="P5">Each operation provides a representation of one of the behaviors of the object</text:p>
              </text:list-item>
            </text:list>
            <text:list text:style-name="L2">
              <text:list-item>
                <text:list>
                  <text:list-item>
                    <text:p text:id="id46" text:style-name="P6">GetColor() - returns the color of fl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7" text:style-name="P6">Implies that object can respond to stimulus (<text:span text:style-name="T4">message</text:span>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ssag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8" text:style-name="P5">Means by which object interacts</text:p>
              </text:list-item>
            </text:list>
            <text:list text:style-name="L2">
              <text:list-item>
                <text:p text:id="id49" text:style-name="P5">Stimulates some behavior on the receiving object</text:p>
              </text:list-item>
            </text:list>
            <text:list text:style-name="L2">
              <text:list-item>
                <text:list>
                  <text:list-item>
                    <text:p text:id="id50" text:style-name="P6">Behavior is accomplished when an operation is executed</text:p>
                  </text:list-item>
                </text:list>
              </text:list-item>
            </text:list>
            <text:list text:style-name="L2">
              <text:list-item>
                <text:p text:id="id51" text:style-name="P5">Message: {destination, operation, parameters}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capsul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5">Data and operation bundled together</text:p>
              </text:list-item>
            </text:list>
            <text:list text:style-name="L2">
              <text:list-item>
                <text:p text:id="id53" text:style-name="P5">Internal implementation details of data and procedures are hidden from the outside world (<text:span text:style-name="T4">information hiding</text:span>)</text:p>
              </text:list-item>
            </text:list>
            <text:list text:style-name="L2">
              <text:list-item>
                <text:p text:id="id54" text:style-name="P5">Facilitates reuse</text:p>
              </text:list-item>
            </text:list>
            <text:list text:style-name="L2">
              <text:list-item>
                <text:p text:id="id55" text:style-name="P5">Interfaces among encapsulated objects are simplified</text:p>
              </text:list-item>
            </text:list>
            <text:list text:style-name="L2">
              <text:list-item>
                <text:list>
                  <text:list-item>
                    <text:p text:id="id56" text:style-name="P6">Reduced coupl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nheritance</text:p>
          </draw:text-box>
        </draw:frame>
        <draw:frame presentation:style-name="pr4" draw:text-style-name="P5" draw:layer="layout" svg:width="25.199cm" svg:height="14.961cm" svg:x="1.4cm" svg:y="4.914cm" presentation:class="outline" presentation:user-transformed="true">
          <draw:text-box>
            <text:list text:style-name="L2">
              <text:list-item>
                <text:p text:id="id57" text:style-name="P5">A <text:span text:style-name="T4">subclass</text:span> Y inherits all of the attributes and operations of <text:span text:style-name="T4">superclass</text:span> X</text:p>
              </text:list-item>
            </text:list>
            <text:list text:style-name="L2">
              <text:list-item>
                <text:list>
                  <text:list-item>
                    <text:p text:id="id58" text:style-name="P6">Reuse of data and operations of X in Y</text:p>
                  </text:list-item>
                </text:list>
              </text:list-item>
            </text:list>
            <text:list text:style-name="L2">
              <text:list-item>
                <text:p text:id="id59" text:style-name="P5">Change in superclass is propagated to subclasses</text:p>
              </text:list-item>
            </text:list>
            <text:list text:style-name="L2">
              <text:list-item>
                <text:list>
                  <text:list-item>
                    <text:p text:id="id60" text:style-name="P6">Class hierarchy becomes a mechanism for change propagation</text:p>
                  </text:list-item>
                </text:list>
              </text:list-item>
            </text:list>
            <text:list text:style-name="L2">
              <text:list-item>
                <text:p text:id="id61" text:style-name="P5">At each level of the class hierarchy, new attributes and operations may be added</text:p>
              </text:list-item>
            </text:list>
            <text:list text:style-name="L2">
              <text:list-item>
                <text:p text:id="id62" text:style-name="P5">Multiple inherita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dding a new cla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3" text:style-name="P5">Design and build from scratch</text:p>
              </text:list-item>
            </text:list>
            <text:list text:style-name="L2">
              <text:list-item>
                <text:p text:id="id64" text:style-name="P5">Search the hierarchy for a suitable ancestor class to inherit from</text:p>
              </text:list-item>
            </text:list>
            <text:list text:style-name="L2">
              <text:list-item>
                <text:p text:id="id65" text:style-name="P5">Restructure/refactor class hierarchy</text:p>
              </text:list-item>
            </text:list>
            <text:list text:style-name="L2">
              <text:list-item>
                <text:p text:id="id66" text:style-name="P5">Characteristics of an existing class can be <text:span text:style-name="T4">overridd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olymorphis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7" text:style-name="P5">Many forms</text:p>
              </text:list-item>
            </text:list>
            <text:list text:style-name="L2">
              <text:list-item>
                <text:p text:id="id68" text:style-name="P5">Reduces the effort required to extend an existing OO system</text:p>
              </text:list-item>
            </text:list>
            <text:list text:style-name="L2">
              <text:list-item>
                <text:p text:id="id69" text:style-name="P5">Enables a number of different operations to have the same name: <text:span text:style-name="T4">overload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0" text:style-name="P5">Identifying classes and objects</text:p>
              </text:list-item>
            </text:list>
            <text:list text:style-name="L2">
              <text:list-item>
                <text:list>
                  <text:list-item>
                    <text:p text:id="id71" text:style-name="P6">Perform grammatical parse of processing narrative for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6">Objects are the nouns or noun clau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3" text:style-name="P7">Categorize as object in solution space or problem spa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Objects can be classified as external entities, things, occurrences/events, roles, organizational units, places, structu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4.167cm" svg:x="1.4cm" svg:y="4.914cm" presentation:class="outline" presentation:user-transformed="true">
          <draw:text-box>
            <text:list text:style-name="L2">
              <text:list-item>
                <text:p text:id="id75" text:style-name="P5">Six selection characteristics for inclusion of a potential object to the analysis model</text:p>
              </text:list-item>
            </text:list>
            <text:list text:style-name="L3">
              <text:list-item>
                <text:list>
                  <text:list-item>
                    <text:p text:id="id76" text:style-name="P8">Retained inform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7" text:style-name="P9">Must be remembered for system to function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78" text:style-name="P8">Needed servi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9" text:style-name="P9">Must have a set of identifiable operation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80" text:style-name="P8">Multiple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81" text:style-name="P9">Must have many attribute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82" text:style-name="P8">Common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83" text:style-name="P9">Can be defined/applied to all instances/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Six selection characteristics for inclusion of a potential object to the analysis model</text:p>
              </text:list-item>
            </text:list>
            <text:list text:style-name="L5">
              <text:list-item>
                <text:list>
                  <text:list-item>
                    <text:p text:id="id84" text:style-name="P8">Common operation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85" text:style-name="P9">Can be defined/applied to all instances/objects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id="id86" text:style-name="P8">Essential requiremen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87" text:style-name="P9">External entities that produce/consume information needed for the system to func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8" text:style-name="P5">Specifying attributes</text:p>
              </text:list-item>
            </text:list>
            <text:list text:style-name="L2">
              <text:list-item>
                <text:list>
                  <text:list-item>
                    <text:p text:id="id89" text:style-name="P6">Attributes describe an object that has been selected for inclusion in the analysis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6">In essence, the attributes define the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Depends on the probl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'What data items fully define this object in the context of the problem at hand?'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3" text:style-name="P5">Defining operations</text:p>
              </text:list-item>
            </text:list>
            <text:list text:style-name="L2">
              <text:list-item>
                <text:list>
                  <text:list-item>
                    <text:p text:id="id94" text:style-name="P6">Operations define the behavior of an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Changes one or more attribute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6" text:style-name="P6">Categories of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7">Operations that manipulate dat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8" text:style-name="P7">Operations that perform compu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9" text:style-name="P7">Operations that monitor an object for the occurrence of a controlling e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Identify verbs in the grammatical par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Managing OO <text:line-break/>Projects</text:p>
          </draw:text-box>
        </draw:frame>
        <draw:frame presentation:style-name="pr4" draw:text-style-name="P5" draw:layer="layout" svg:width="25.199cm" svg:height="14.422cm" svg:x="1.4cm" svg:y="4.914cm" presentation:class="outline" presentation:user-transformed="true">
          <draw:text-box>
            <text:list text:style-name="L2">
              <text:list-item>
                <text:p text:id="id101" text:style-name="P5">Common Process Framework</text:p>
              </text:list-item>
            </text:list>
            <text:list text:style-name="L2">
              <text:list-item>
                <text:list>
                  <text:list-item>
                    <text:p text:id="id102" text:style-name="P6">Software engineering paradigm, tasks, milestones, deliver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3" text:style-name="P6">Iterative development, not line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6">Recursive/Parallel mode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5" text:style-name="P7">Decompose into independent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7">Reapply decomposition to independent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7" text:style-name="P7">Conduct reapplication of decomposition in parallel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8" text:style-name="P7">Continue as desired (if available in repo, stop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Project Metrics</text:p>
          </draw:text-box>
        </draw:frame>
        <draw:frame presentation:style-name="pr4" draw:text-style-name="P5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 text:id="id109" text:style-name="P5">Lorenz and Kidd(1994) Metrics</text:p>
              </text:list-item>
            </text:list>
            <text:list text:style-name="L2">
              <text:list-item>
                <text:list>
                  <text:list-item>
                    <text:p text:id="id110" text:style-name="P6">Number of scenario scri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7">(initiator, action, participant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6">Number of ke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7">Problem domain specifi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6">Number of support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5" text:style-name="P7">GUI, DA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6">Average number of support classes per key cla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Number of subsyste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Estimating</text:p>
          </draw:text-box>
        </draw:frame>
        <draw:frame presentation:style-name="pr4" draw:text-style-name="P5" draw:layer="layout" svg:width="25.199cm" svg:height="15.558cm" svg:x="1.4cm" svg:y="4.914cm" presentation:class="outline" presentation:user-transformed="true">
          <draw:text-box>
            <text:list text:style-name="L2">
              <text:list-item>
                <text:p text:id="id118" text:style-name="P5">Conventional methods apply</text:p>
              </text:list-item>
            </text:list>
            <text:list text:style-name="L2">
              <text:list-item>
                <text:p text:id="id119" text:style-name="P5">Lorenz and Kidd (1994)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0" text:style-name="P8">Use conventional methods (effort, fp)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1" text:style-name="P8">Using OOA, develop scenario scripts and determine a count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2" text:style-name="P8">Using OOA, determine number of key class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3" text:style-name="P8">Categorize type of interface and develop multiplier for support classes. Multiply the number of key classes with the multiplier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4" text:style-name="P8">Multiply number of classes with average effort/cla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Schedul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5" text:style-name="P5">Complicated by the iterative nature</text:p>
              </text:list-item>
            </text:list>
            <text:list text:style-name="L2">
              <text:list-item>
                <text:p text:id="id126" text:style-name="P5">Metrics that may be used</text:p>
              </text:list-item>
            </text:list>
            <text:list text:style-name="L2">
              <text:list-item>
                <text:list>
                  <text:list-item>
                    <text:p text:id="id127" text:style-name="P6">Number of major it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8" text:style-name="P6">Number of completed contra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9" text:style-name="P7">A contract is a 'group of related public responsibilities that are provided by subsystems and classes to their clients'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rack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0" text:style-name="P5">Major milestones</text:p>
              </text:list-item>
            </text:list>
            <text:list text:style-name="L2">
              <text:list-item>
                <text:list>
                  <text:list-item>
                    <text:p text:id="id131" text:style-name="P6">OOA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2" text:style-name="P7">Classes and class hierarchy defin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3" text:style-name="P6">OOD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4" text:style-name="P7">Subsystems defined and review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5" text:style-name="P6">OOP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6" text:style-name="P7">Code has been written from design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7" text:style-name="P6">OOT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8" text:style-name="P7">Class level test has been conduct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5.988cm" svg:x="1.4cm" svg:y="4.914cm" presentation:class="outline" presentation:user-transformed="true">
          <draw:text-box>
            <text:list text:style-name="L2">
              <text:list-item>
                <text:p text:id="id139" text:style-name="P5">Object technologies reflect a natural view of the world</text:p>
              </text:list-item>
            </text:list>
            <text:list text:style-name="L2">
              <text:list-item>
                <text:p text:id="id140" text:style-name="P5">Objects are grouped into classes and hierarchies are created</text:p>
              </text:list-item>
            </text:list>
            <text:list text:style-name="L2">
              <text:list-item>
                <text:p text:id="id141" text:style-name="P5">A class contains a set of attributes that describe it and operations that define its behavior. New objects can be created from once a class has been defined</text:p>
              </text:list-item>
            </text:list>
            <text:list text:style-name="L2">
              <text:list-item>
                <text:p text:id="id142" text:style-name="P5">Encapsulation, Inheritance, Polymorphism differentiates OO from conventional metho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1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3T06:27:45</dc:date>
    <meta:print-date>2008-02-04T07:26:42</meta:print-date>
    <dc:language>de-DE</dc:language>
    <meta:editing-cycles>2143</meta:editing-cycles>
    <meta:editing-duration>P2DT1H21M48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